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color="#111111" loext:opacity="100%" officeooo:rsid="00198981" officeooo:paragraph-rsid="00198981"/>
    </style:style>
    <style:style style:name="P2" style:family="paragraph" style:parent-style-name="Text_20_body">
      <style:paragraph-properties fo:text-align="center" style:justify-single-word="false"/>
      <style:text-properties fo:color="#666666" loext:opacity="100%" officeooo:rsid="0014f8ad" officeooo:paragraph-rsid="0014f8ad"/>
    </style:style>
    <style:style style:name="P3" style:family="paragraph" style:parent-style-name="Title">
      <style:paragraph-properties fo:text-align="center" style:justify-single-word="false"/>
      <style:text-properties fo:color="#111111" loext:opacity="100%" fo:font-size="30pt" officeooo:rsid="0014f8ad" officeooo:paragraph-rsid="0014f8ad" style:font-size-asian="30pt" style:font-size-complex="30pt"/>
    </style:style>
    <style:style style:name="P4" style:family="paragraph" style:parent-style-name="Text_20_body">
      <style:paragraph-properties fo:text-align="center" style:justify-single-word="false"/>
      <style:text-properties fo:color="#666666" loext:opacity="100%" officeooo:rsid="0014f8ad" officeooo:paragraph-rsid="0014f8ad"/>
    </style:style>
    <style:style style:name="P5" style:family="paragraph" style:parent-style-name="Text_20_body" style:list-style-name="L1">
      <style:paragraph-properties fo:text-align="start" style:justify-single-word="false"/>
      <style:text-properties fo:color="#111111" loext:opacity="100%" fo:font-size="11.5pt" officeooo:rsid="0022c629" officeooo:paragraph-rsid="0022c629" style:font-size-asian="11.5pt" style:font-size-complex="11.5pt"/>
    </style:style>
    <style:style style:name="P6" style:family="paragraph" style:parent-style-name="Text_20_body" style:list-style-name="L1">
      <style:paragraph-properties fo:text-align="start" style:justify-single-word="false"/>
      <style:text-properties fo:color="#111111" loext:opacity="100%" fo:font-size="11.5pt" officeooo:rsid="0022c629" officeooo:paragraph-rsid="0027ee84" style:font-size-asian="11.5pt" style:font-size-complex="11.5pt"/>
    </style:style>
    <style:style style:name="P7" style:family="paragraph" style:parent-style-name="Text_20_body" style:list-style-name="L1">
      <style:paragraph-properties fo:text-align="start" style:justify-single-word="false"/>
      <style:text-properties fo:color="#111111" loext:opacity="100%" fo:font-size="11.5pt" officeooo:rsid="0023dfd2" officeooo:paragraph-rsid="0023dfd2" style:font-size-asian="11.5pt" style:font-size-complex="11.5pt"/>
    </style:style>
    <style:style style:name="P8" style:family="paragraph" style:parent-style-name="Text_20_body">
      <style:paragraph-properties fo:text-align="start" style:justify-single-word="false"/>
      <style:text-properties fo:color="#111111" loext:opacity="100%" fo:font-size="11.5pt" officeooo:rsid="0023dfd2" officeooo:paragraph-rsid="0023dfd2" style:font-size-asian="11.5pt" style:font-size-complex="11.5pt"/>
    </style:style>
    <style:style style:name="P9" style:family="paragraph" style:parent-style-name="Text_20_body">
      <style:paragraph-properties fo:text-align="start" style:justify-single-word="false"/>
      <style:text-properties fo:color="#111111" loext:opacity="100%" fo:font-size="11.5pt" officeooo:paragraph-rsid="0027ee84"/>
    </style:style>
    <style:style style:name="P10" style:family="paragraph" style:parent-style-name="Text_20_body">
      <style:paragraph-properties fo:text-align="center" style:justify-single-word="false"/>
      <style:text-properties fo:color="#000000" loext:opacity="100%" fo:font-size="11pt" fo:font-style="normal" fo:font-weight="normal" officeooo:rsid="0014f8ad" officeooo:paragraph-rsid="0014f8ad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ext_20_body" style:list-style-name="L4">
      <style:text-properties fo:color="#000000" loext:opacity="100%" style:font-name="Arial" fo:font-size="11pt" officeooo:rsid="00258271" officeooo:paragraph-rsid="00258271" style:font-size-asian="11pt" style:font-size-complex="11pt"/>
    </style:style>
    <style:style style:name="P12" style:family="paragraph" style:parent-style-name="Text_20_body" style:list-style-name="L4">
      <style:text-properties fo:color="#000000" loext:opacity="100%" style:font-name="Arial" fo:font-size="11pt" officeooo:rsid="002721dc" officeooo:paragraph-rsid="0028e564" style:font-size-asian="11pt" style:font-size-complex="11pt"/>
    </style:style>
    <style:style style:name="P13" style:family="paragraph" style:parent-style-name="Text_20_body" style:list-style-name="L4">
      <style:text-properties fo:color="#000000" loext:opacity="100%" style:font-name="Arial" fo:font-size="11pt" officeooo:rsid="0027bc2b" officeooo:paragraph-rsid="0027bc2b" style:font-size-asian="11pt" style:font-size-complex="11pt"/>
    </style:style>
    <style:style style:name="P14" style:family="paragraph" style:parent-style-name="Text_20_body" style:list-style-name="L4">
      <style:text-properties fo:color="#000000" loext:opacity="100%" style:font-name="Arial" fo:font-size="11pt" officeooo:rsid="0027bc2b" officeooo:paragraph-rsid="0028e564" style:font-size-asian="11pt" style:font-size-complex="11pt"/>
    </style:style>
    <style:style style:name="P15" style:family="paragraph" style:parent-style-name="Text_20_body">
      <style:paragraph-properties fo:text-align="start" style:justify-single-word="false"/>
      <style:text-properties officeooo:paragraph-rsid="0027ee84"/>
    </style:style>
    <style:style style:name="P16" style:family="paragraph" style:parent-style-name="Text_20_body" style:list-style-name="L9">
      <style:paragraph-properties fo:text-align="start" style:justify-single-word="false"/>
      <style:text-properties officeooo:paragraph-rsid="0027ee84"/>
    </style:style>
    <style:style style:name="P17" style:family="paragraph" style:parent-style-name="Text_20_body">
      <style:paragraph-properties fo:text-align="start" style:justify-single-word="false"/>
      <style:text-properties fo:color="#2a6099" loext:opacity="100%" style:font-name="Arial" fo:font-size="13pt" fo:font-weight="bold" officeooo:rsid="001b86da" officeooo:paragraph-rsid="0022c629" style:font-name-asian="Liberation Serif" style:font-size-asian="13pt" style:font-weight-asian="bold" style:font-name-complex="Liberation Serif" style:font-size-complex="13pt" style:font-weight-complex="bold"/>
    </style:style>
    <style:style style:name="P18" style:family="paragraph" style:parent-style-name="Text_20_body">
      <style:paragraph-properties fo:text-align="start" style:justify-single-word="false"/>
      <style:text-properties fo:color="#2a6099" loext:opacity="100%" style:font-name="Arial" fo:font-size="13pt" fo:font-weight="bold" officeooo:rsid="00258271" officeooo:paragraph-rsid="00258271" style:font-name-asian="Liberation Serif" style:font-size-asian="13pt" style:font-weight-asian="bold" style:font-name-complex="Liberation Serif" style:font-size-complex="13pt" style:font-weight-complex="bold"/>
    </style:style>
    <style:style style:name="P19" style:family="paragraph" style:parent-style-name="Text_20_body">
      <style:paragraph-properties fo:text-align="start" style:justify-single-word="false"/>
      <style:text-properties fo:color="#2a6099" loext:opacity="100%" fo:font-size="13pt" officeooo:paragraph-rsid="0027ee84"/>
    </style:style>
    <style:style style:name="T1" style:family="text">
      <style:text-properties style:font-name="Arial" fo:font-size="13pt" fo:font-weight="normal" officeooo:rsid="002071b7" style:font-name-asian="Liberation Serif" style:font-size-asian="13pt" style:font-weight-asian="normal" style:font-name-complex="Liberation Serif" style:font-size-complex="13pt" style:font-weight-complex="normal"/>
    </style:style>
    <style:style style:name="T2" style:family="text">
      <style:text-properties style:font-name="Arial" fo:font-weight="normal" style:font-name-asian="Liberation Serif" style:font-weight-asian="normal" style:font-name-complex="Liberation Serif" style:font-weight-complex="normal"/>
    </style:style>
    <style:style style:name="T3" style:family="text">
      <style:text-properties style:font-name="Arial" fo:font-weight="normal" officeooo:rsid="001f16dd" style:font-name-asian="Liberation Serif" style:font-weight-asian="normal" style:font-name-complex="Liberation Serif" style:font-weight-complex="normal"/>
    </style:style>
    <style:style style:name="T4" style:family="text">
      <style:text-properties style:font-name="Arial" fo:font-weight="normal" officeooo:rsid="002071b7" style:font-name-asian="Liberation Serif" style:font-weight-asian="normal" style:font-name-complex="Liberation Serif" style:font-weight-complex="normal"/>
    </style:style>
    <style:style style:name="T5" style:family="text">
      <style:text-properties style:font-name="Arial" fo:font-weight="normal" officeooo:rsid="00225ad3" style:font-name-asian="Liberation Serif" style:font-weight-asian="normal" style:font-name-complex="Liberation Serif" style:font-weight-complex="normal"/>
    </style:style>
    <style:style style:name="T6" style:family="text">
      <style:text-properties style:font-name="Arial" fo:font-weight="normal" officeooo:rsid="0023dfd2" style:font-name-asian="Liberation Serif" style:font-weight-asian="normal" style:font-name-complex="Liberation Serif" style:font-weight-complex="normal"/>
    </style:style>
    <style:style style:name="T7" style:family="text">
      <style:text-properties style:font-name="Arial" fo:font-weight="normal" officeooo:rsid="00198981" style:font-name-asian="Liberation Serif" style:font-size-asian="11.5pt" style:font-weight-asian="normal" style:font-name-complex="Liberation Serif" style:font-size-complex="11.5pt" style:font-weight-complex="normal"/>
    </style:style>
    <style:style style:name="T8" style:family="text">
      <style:text-properties style:font-name="Arial" fo:font-weight="normal" officeooo:rsid="00225ad3" style:font-name-asian="Liberation Serif" style:font-size-asian="11.5pt" style:font-weight-asian="normal" style:font-name-complex="Liberation Serif" style:font-size-complex="11.5pt" style:font-weight-complex="normal"/>
    </style:style>
    <style:style style:name="T9" style:family="text">
      <style:text-properties style:font-name="Arial" fo:font-weight="normal" officeooo:rsid="001f16dd" style:font-name-asian="Liberation Serif" style:font-size-asian="11.5pt" style:font-weight-asian="normal" style:font-name-complex="Liberation Serif" style:font-size-complex="11.5pt" style:font-weight-complex="normal"/>
    </style:style>
    <style:style style:name="T10" style:family="text">
      <style:text-properties style:font-name="Arial" fo:font-weight="normal" officeooo:rsid="002071b7" style:font-name-asian="Liberation Serif" style:font-size-asian="11.5pt" style:font-weight-asian="normal" style:font-name-complex="Liberation Serif" style:font-size-complex="11.5pt" style:font-weight-complex="normal"/>
    </style:style>
    <style:style style:name="T11" style:family="text">
      <style:text-properties style:font-name="Arial" fo:font-weight="bold" officeooo:rsid="001b86da" style:font-name-asian="Liberation Serif" style:font-size-asian="13pt" style:font-weight-asian="bold" style:font-name-complex="Liberation Serif" style:font-size-complex="13pt" style:font-weight-complex="bold"/>
    </style:style>
    <style:style style:name="T12" style:family="text">
      <style:text-properties fo:color="#2a6099" loext:opacity="100%"/>
    </style:style>
    <style:style style:name="T13" style:family="text">
      <style:text-properties fo:color="#2a6099" loext:opacity="100%" style:font-name="Arial" fo:font-size="13pt" fo:font-weight="bold" officeooo:rsid="0023dfd2" style:font-name-asian="Liberation Serif" style:font-size-asian="13pt" style:font-weight-asian="bold" style:font-name-complex="Liberation Serif" style:font-size-complex="13pt" style:font-weight-complex="bold"/>
    </style:style>
    <style:style style:name="T14" style:family="text">
      <style:text-properties officeooo:rsid="001d7a96"/>
    </style:style>
    <style:style style:name="T15" style:family="text">
      <style:text-properties fo:color="#111111" loext:opacity="100%" style:font-name="Arial" fo:font-size="13pt" fo:font-weight="normal" style:font-name-asian="Liberation Serif" style:font-size-asian="13pt" style:font-weight-asian="normal" style:font-name-complex="Liberation Serif" style:font-size-complex="13pt" style:font-weight-complex="normal"/>
    </style:style>
    <style:style style:name="T16" style:family="text">
      <style:text-properties fo:color="#111111" loext:opacity="100%" style:font-name="Arial" fo:font-size="13pt" fo:font-weight="normal" officeooo:rsid="002071b7" style:font-name-asian="Liberation Serif" style:font-size-asian="13pt" style:font-weight-asian="normal" style:font-name-complex="Liberation Serif" style:font-size-complex="13pt" style:font-weight-complex="normal"/>
    </style:style>
    <style:style style:name="T17" style:family="text">
      <style:text-properties fo:color="#111111" loext:opacity="100%" style:font-name="Arial" fo:font-weight="normal" style:font-name-asian="Liberation Serif" style:font-weight-asian="normal" style:font-name-complex="Liberation Serif" style:font-weight-complex="normal"/>
    </style:style>
    <style:style style:name="T18" style:family="text">
      <style:text-properties fo:color="#111111" loext:opacity="100%" style:font-name="Arial" fo:font-weight="normal" officeooo:rsid="002071b7" style:font-name-asian="Liberation Serif" style:font-weight-asian="normal" style:font-name-complex="Liberation Serif" style:font-weight-complex="normal"/>
    </style:style>
    <style:style style:name="T19" style:family="text">
      <style:text-properties fo:color="#111111" loext:opacity="100%" style:font-name="Arial" fo:font-size="11.5pt" fo:font-weight="normal" officeooo:rsid="0027ee84" style:font-name-asian="Liberation Serif" style:font-size-asian="10.0500001907349pt" style:font-weight-asian="normal" style:font-name-complex="Liberation Serif" style:font-size-complex="11.5pt" style:font-weight-complex="normal"/>
    </style:style>
    <style:style style:name="T20" style:family="text">
      <style:text-properties fo:color="#111111" loext:opacity="100%" style:font-name="Arial" fo:font-size="11.5pt" fo:font-weight="normal" officeooo:rsid="002071b7" style:font-name-asian="Liberation Serif" style:font-size-asian="10.0500001907349pt" style:font-weight-asian="normal" style:font-name-complex="Liberation Serif" style:font-size-complex="11.5pt" style:font-weight-complex="normal"/>
    </style:style>
    <style:style style:name="T21" style:family="text">
      <style:text-properties fo:color="#111111" loext:opacity="100%" style:font-name="Arial" fo:font-size="11.5pt" fo:font-weight="normal" officeooo:rsid="00198981" style:font-name-asian="Liberation Serif" style:font-size-asian="11.5pt" style:font-weight-asian="normal" style:font-name-complex="Liberation Serif" style:font-size-complex="11.5pt" style:font-weight-complex="normal"/>
    </style:style>
    <style:style style:name="T22" style:family="text">
      <style:text-properties fo:color="#111111" loext:opacity="100%" style:font-name="Arial" fo:font-size="11.5pt" fo:font-weight="normal" officeooo:rsid="00225ad3" style:font-name-asian="Liberation Serif" style:font-size-asian="11.5pt" style:font-weight-asian="normal" style:font-name-complex="Liberation Serif" style:font-size-complex="11.5pt" style:font-weight-complex="normal"/>
    </style:style>
    <style:style style:name="T23" style:family="text">
      <style:text-properties fo:color="#111111" loext:opacity="100%" style:font-name="Arial" fo:font-size="11.5pt" fo:font-weight="normal" officeooo:rsid="001f16dd" style:font-name-asian="Liberation Serif" style:font-size-asian="11.5pt" style:font-weight-asian="normal" style:font-name-complex="Liberation Serif" style:font-size-complex="11.5pt" style:font-weight-complex="normal"/>
    </style:style>
    <style:style style:name="T24" style:family="text">
      <style:text-properties fo:color="#111111" loext:opacity="100%" style:font-name="Arial" fo:font-size="11.5pt" fo:font-weight="normal" officeooo:rsid="002071b7" style:font-name-asian="Liberation Serif" style:font-size-asian="11.5pt" style:font-weight-asian="normal" style:font-name-complex="Liberation Serif" style:font-size-complex="11.5pt" style:font-weight-complex="normal"/>
    </style:style>
    <style:style style:name="T25" style:family="text">
      <style:text-properties fo:color="#000000" loext:opacity="100%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fo:color="#000000" loext:opacity="100%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fo:font-variant="normal" fo:text-transform="none" fo:color="#d1d5db" loext:opacity="100%" style:font-name="Arial" fo:font-size="12pt" fo:letter-spacing="normal" fo:font-style="normal" fo:font-weight="normal" officeooo:rsid="00225ad3" style:font-name-asian="Liberation Serif" style:font-weight-asian="normal" style:font-name-complex="Liberation Serif" style:font-weight-complex="normal"/>
    </style:style>
    <style:style style:name="T28" style:family="text">
      <style:text-properties fo:font-variant="normal" fo:text-transform="none" fo:color="#2a6099" loext:opacity="100%" style:font-name="Arial" fo:font-size="12pt" fo:letter-spacing="normal" fo:font-style="normal" fo:font-weight="normal" officeooo:rsid="00225ad3" style:font-name-asian="Liberation Serif" style:font-weight-asian="normal" style:font-name-complex="Liberation Serif" style:font-weight-complex="normal"/>
    </style:style>
    <style:style style:name="T29" style:family="text">
      <style:text-properties fo:font-variant="normal" fo:text-transform="none" fo:color="#000000" loext:opacity="100%" style:font-name="Arial" fo:font-size="12pt" fo:letter-spacing="normal" fo:font-style="normal" fo:font-weight="normal" officeooo:rsid="00225ad3" style:font-name-asian="Liberation Serif" style:font-weight-asian="normal" style:font-name-complex="Liberation Serif" style:font-weight-complex="normal"/>
    </style:style>
    <style:style style:name="T30" style:family="text">
      <style:text-properties fo:font-variant="normal" fo:text-transform="none" fo:color="#000000" loext:opacity="100%" style:font-name="Arial" fo:letter-spacing="normal" fo:font-style="normal" fo:font-weight="normal" officeooo:rsid="00225ad3" style:font-name-asian="Liberation Serif" style:font-size-asian="11.5pt" style:font-weight-asian="normal" style:font-name-complex="Liberation Serif" style:font-size-complex="11.5pt" style:font-weight-complex="normal"/>
    </style:style>
    <style:style style:name="T31" style:family="text">
      <style:text-properties fo:font-variant="normal" fo:text-transform="none" fo:color="#000000" loext:opacity="100%" style:font-name="Arial" fo:font-size="11.5pt" fo:letter-spacing="normal" fo:font-style="normal" fo:font-weight="normal" officeooo:rsid="00225ad3" style:font-name-asian="Liberation Serif" style:font-size-asian="11.5pt" style:font-weight-asian="normal" style:font-name-complex="Liberation Serif" style:font-size-complex="11.5pt" style:font-weight-complex="normal"/>
    </style:style>
    <style:style style:name="T32" style:family="text">
      <style:text-properties officeooo:rsid="0022c629"/>
    </style:style>
    <style:style style:name="T33" style:family="text">
      <style:text-properties fo:color="#666666" loext:opacity="100%" style:font-name="Arial" fo:font-size="13pt" fo:font-weight="bold" officeooo:rsid="0023dfd2" style:font-name-asian="Liberation Serif" style:font-size-asian="13pt" style:font-weight-asian="bold" style:font-name-complex="Liberation Serif" style:font-size-complex="13pt" style:font-weight-complex="bold"/>
    </style:style>
    <style:style style:name="T34" style:family="text">
      <style:text-properties officeooo:rsid="00258271"/>
    </style:style>
    <style:style style:name="T35" style:family="text">
      <style:text-properties officeooo:rsid="002721dc"/>
    </style:style>
    <style:style style:name="T36" style:family="text">
      <style:text-properties officeooo:rsid="0027bc2b"/>
    </style:style>
    <style:style style:name="T37" style:family="text">
      <style:text-properties officeooo:rsid="0027ee84"/>
    </style:style>
    <style:style style:name="T38" style:family="text">
      <style:text-properties officeooo:rsid="0028e56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72cm" fo:text-indent="-0.635cm" fo:margin-left="1.72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355cm" fo:text-indent="-0.635cm" fo:margin-left="2.35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99cm" fo:text-indent="-0.635cm" fo:margin-left="2.99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625cm" fo:text-indent="-0.635cm" fo:margin-left="3.62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26cm" fo:text-indent="-0.635cm" fo:margin-left="4.2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895cm" fo:text-indent="-0.635cm" fo:margin-left="4.89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53cm" fo:text-indent="-0.635cm" fo:margin-left="5.53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165cm" fo:text-indent="-0.635cm" fo:margin-left="6.16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8cm" fo:text-indent="-0.635cm" fo:margin-left="6.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435cm" fo:text-indent="-0.635cm" fo:margin-left="7.43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ouglas <text:span text:style-name="T12">Carvalho</text:span></text:p>
      <text:p text:style-name="P10">Rua Promotor Ary Silveira de Souza 353, Costa e Silva Ed. Lago de Constança, Joinville, SC <text:span text:style-name="T14">89219300</text:span></text:p>
      <text:p text:style-name="P2"><text:span text:style-name="T25">092992865141 - </text:span><text:a xlink:type="simple" xlink:href="mailto:douglasscarrvalho@gmail.com" text:style-name="Internet_20_link" text:visited-style-name="Visited_20_Internet_20_Link"><text:span text:style-name="T26">douglasscarrvalho@gmail.com</text:span></text:a></text:p>
      <text:p text:style-name="P2"><text:span text:style-name="T26"/></text:p>
      <text:p text:style-name="P19"><text:span text:style-name="T11">SOBRE MIM</text:span></text:p>
      <text:p text:style-name="P19"><text:span text:style-name="T21">Meu nome é Douglas Vinicius Carvalho Crespo, </text:span><text:span text:style-name="T22">tenho </text:span><text:span text:style-name="T21">18 anos. Atualmente, </text:span><text:span text:style-name="T23">sou um estudante de Ciência da Computação </text:span><text:span text:style-name="T22">em busca de meu primeiro emprego</text:span><text:span text:style-name="T23">. </text:span><text:span text:style-name="T22">Procuro uma oportunidade</text:span><text:span text:style-name="T23"> como desenvolvedor full stack, utilizando Python com Django Rest Framework ou FastAPI no backend e NextJS no frontend. </text:span><text:span text:style-name="T31">Busco constantemente expandir meus conhecimentos e estou aberto a aprender novas tecnologias e habilidades necessárias</text:span><text:span text:style-name="T24">.</text:span></text:p>
      <text:p text:style-name="P9"><text:span text:style-name="T10"/></text:p>
      <text:p text:style-name="P18">PROJETOS</text:p>
      <text:list xml:id="list3505067190" text:style-name="L4">
        <text:list-item>
          <text:p text:style-name="P11">Portfolio: <text:span text:style-name="T36">meu </text:span>website pessoal, <text:span text:style-name="T37">o qual</text:span><text:span text:style-name="T35"> simula um ambiente Linux</text:span> <text:span text:style-name="T35">customizável pelos visitantes. F</text:span>eito utilizando NextJS com Typescript e Sass. Acessível em: &gt;<text:span text:style-name="T38">link&lt;</text:span>;</text:p>
        </text:list-item>
        <text:list-item>
          <text:p text:style-name="P12">Goalcket: Kanban que permite o gerenciamento de metas de uma empresa com persistência dos dados, permite também a criação de grupos, com inclusão e exclusão de membros por parte de um administrador. Feito utilizando NextJS no frontend, Python com FastAPI no backend e MongoDB como banco de dados. Acessível em: <text:span text:style-name="T34">&gt;</text:span><text:span text:style-name="T38">link&lt;</text:span>;</text:p>
        </text:list-item>
        <text:list-item>
          <text:p text:style-name="P12">SecNoting: gerenciador de anotações com persistência dos dados, permitindo criação, <text:span text:style-name="T36">leitura, modificação e exclusão das anotações. Feito utilizando ReactJS no frontend, Python com FastAPI no backend e MySQL como banco de dados. Acessível em: </text:span><text:span text:style-name="T34">&gt;</text:span><text:span text:style-name="T38">link&lt;</text:span><text:span text:style-name="T36">;</text:span></text:p>
        </text:list-item>
        <text:list-item>
          <text:p text:style-name="P14">Outros projetos estão disponíveis em meu website pessoal: <text:span text:style-name="T34">&gt;</text:span><text:span text:style-name="T38">link&lt;</text:span>.</text:p>
          <text:p text:style-name="P13"/>
        </text:list-item>
      </text:list>
      <text:p text:style-name="P17"><text:span text:style-name="T32">HABILIDADES</text:span></text:p>
      <text:list xml:id="list3845967389" text:style-name="L1">
        <text:list-item>
          <text:p text:style-name="P5"><text:span text:style-name="T4">I</text:span><text:span text:style-name="T2">nglês básico;</text:span></text:p>
        </text:list-item>
        <text:list-item>
          <text:p text:style-name="P5"><text:span text:style-name="T2">Linux;</text:span></text:p>
        </text:list-item>
        <text:list-item>
          <text:p text:style-name="P6"><text:span text:style-name="T2">HTML5, CSS3, EC</text:span><text:span text:style-name="T6">MAScript 6;</text:span></text:p>
        </text:list-item>
        <text:list-item>
          <text:p text:style-name="P6"><text:span text:style-name="T6">Typescript, Sass, ReactJS, NextJS;</text:span></text:p>
        </text:list-item>
        <text:list-item>
          <text:p text:style-name="P7"><text:span text:style-name="T2">Python, Django Rest Framework, FastAPI;</text:span></text:p>
        </text:list-item>
        <text:list-item>
          <text:p text:style-name="P7"><text:span text:style-name="T2">MySQL, MongoDB;</text:span></text:p>
        </text:list-item>
        <text:list-item>
          <text:p text:style-name="P7"><text:span text:style-name="T2">Docker, Docker Compose;</text:span></text:p>
        </text:list-item>
        <text:list-item>
          <text:p text:style-name="P7"><text:span text:style-name="T2">Git e GitHub.</text:span></text:p>
        </text:list-item>
      </text:list>
      <text:p text:style-name="P8"><text:span text:style-name="T2"/></text:p>
      <text:p text:style-name="P8"><text:span text:style-name="T2"/></text:p>
      <text:p text:style-name="P15"><text:span text:style-name="T13">FORMAÇÃO</text:span><text:span text:style-name="T33"> </text:span><text:span text:style-name="T13">ACADÊMICA</text:span></text:p>
      <text:list xml:id="list2139732121" text:style-name="L9">
        <text:list-item>
          <text:p text:style-name="P16"><text:soft-page-break/><text:span text:style-name="T20">(</text:span><text:span text:style-name="T19">12/2022) Fundação Matias Machline – Manaus, AM: Ensino Médio e Técnico em Mecatrônica</text:span></text:p>
        </text:list-item>
      </text:list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color="#355269" loext:opacity="100%" fo:font-size="13pt" style:font-size-asian="11.3500003814697pt" style:font-size-complex="13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1T13:11:35.456176472</meta:creation-date>
    <dc:date>2023-07-07T19:52:53.869453873</dc:date>
    <meta:editing-duration>PT25M5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22" meta:word-count="256" meta:character-count="1679" meta:non-whitespace-character-count="1457"/>
  </office:meta>
</office:document-meta>
</file>